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number-columns-repeated="2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4]*(25/([.C4]+1))" office:value-type="float" office:value="17.5">
            <text:p>17,5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5]*(25/([.C5]+1)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6]*(25/([.C6]+1))" office:value-type="float" office:value="33.3333333333333">
            <text:p>33,33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7]*(25/([.C7]+1))" office:value-type="float" office:value="43.75">
            <text:p>43,75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8]*(25/([.C8]+1))" office:value-type="float" office:value="33.3333333333333">
            <text:p>3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9]*(25/([.C9]+1))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41.6666666666667">
            <text:p>41,67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1]*(25/([.C11]+1))" office:value-type="float" office:value="46.6666666666667">
            <text:p>46,67</text:p>
          </table:table-cell>
          <table:table-cell table:number-columns-repeated="2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[.B12]*(25/([.C12]+1))" office:value-type="float" office:value="50">
            <text:p>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14.01.2013</text:date>, <text:time>21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1M50S</meta:editing-duration>
    <meta:editing-cycles>6</meta:editing-cycles>
    <meta:generator>OpenOffice.org/3.4.1$Win32 OpenOffice.org_project/341m1$Build-9593</meta:generator>
    <dc:date>2013-01-14T21:26:45.74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